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b3b300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e6e64c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4c1900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66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94bd5e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33cc66"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="solid" draw:fill-color="#0099ff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2" style:family="graphic" style:parent-style-name="objectwithoutfill">
      <style:graphic-properties svg:stroke-color="#ff6633" draw:marker-end="Arrow" draw:marker-end-width="0.3cm" draw:fill="none" draw:fill-color="#0099ff" draw:textarea-vertical-align="middle"/>
    </style:style>
    <style:style style:name="gr13" style:family="graphic" style:parent-style-name="objectwithoutfill">
      <style:graphic-properties svg:stroke-color="#47b8b8" draw:marker-end="Arrow" draw:marker-end-width="0.3cm" draw:fill="none" draw:fill-color="#0099ff" draw:textarea-vertical-align="middle"/>
    </style:style>
    <style:style style:name="gr14" style:family="graphic" style:parent-style-name="objectwithoutfill">
      <style:graphic-properties svg:stroke-color="#33cc66" draw:marker-end="Arrow" draw:marker-end-width="0.3cm" draw:fill="none" draw:fill-color="#0099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508cm"/>
    </style:style>
    <style:style style:name="gr16" style:family="graphic" style:parent-style-name="standard">
      <style:graphic-properties draw:stroke="none" svg:stroke-color="#000000" draw:fill="none" draw:fill-color="#ffffff" fo:min-height="1.016cm"/>
    </style:style>
    <style:style style:name="gr17" style:family="graphic" style:parent-style-name="standard">
      <style:graphic-properties draw:stroke="none" svg:stroke-color="#000000" draw:fill="none" draw:fill-color="#ffffff" fo:min-height="1.143cm"/>
    </style:style>
    <style:style style:name="gr18" style:family="graphic" style:parent-style-name="standard">
      <style:graphic-properties draw:stroke="none" svg:stroke-color="#000000" draw:fill="none" draw:fill-color="#ffffff" fo:min-height="1.39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334cm" svg:height="3.175cm" svg:x="7.877cm" svg:y="1.043cm">
          <text:p text:style-name="P1">Mini-ITX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5.207cm" svg:height="3.175cm" svg:x="7.985cm" svg:y="6.804cm">
          <text:p text:style-name="P1">Atmega32u4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5.207cm" svg:height="3.175cm" svg:x="14.716cm" svg:y="6.08cm">
          <text:p text:style-name="P1">Power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207cm" svg:height="3.175cm" svg:x="1.127cm" svg:y="7.35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5.207cm" svg:height="3.175cm" svg:x="1.762cm" svg:y="10.906cm">
          <text:p text:style-name="P1">Compass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5.207cm" svg:height="3.175cm" svg:x="3.159cm" svg:y="14.462cm">
          <text:p text:style-name="P1">Gyro/IMU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5.207cm" svg:height="3.175cm" svg:x="14.716cm" svg:y="10.017cm">
          <text:p text:style-name="P1">Display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207cm" svg:height="3.175cm" svg:x="11.922cm" svg:y="21.447cm">
          <text:p text:style-name="P1">Motor Control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5.207cm" svg:height="3.175cm" svg:x="1cm" svg:y="25.511cm">
          <text:p text:style-name="P1">Limit Switch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5.207cm" svg:height="3.175cm" svg:x="1cm" svg:y="21.701cm">
          <text:p text:style-name="P1">Distance Sensors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07cm" svg:height="3.175cm" svg:x="9.001cm" svg:y="25.525cm">
          <text:p text:style-name="P1">Motor Driv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207cm" svg:height="3.175cm" svg:x="14.793cm" svg:y="25.511cm">
          <text:p text:style-name="P1">Motor Encoders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207cm" svg:height="3.175cm" svg:x="14.081cm" svg:y="17.51cm">
          <text:p text:style-name="P1">Steering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207cm" svg:height="3.175cm" svg:x="14.716cm" svg:y="13.7cm">
          <text:p text:style-name="P1">Servos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207cm" svg:height="3.175cm" svg:x="14.794cm" svg:y="1.948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5.207cm" svg:height="3.175cm" svg:x="1cm" svg:y="2.016cm">
          <text:p text:style-name="P1">Remote</text:p>
          <text:p text:style-name="P1">E-stop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4.081cm" svg:y1="19.097cm" svg:x2="14.716cm" svg:y2="15.287cm" draw:start-shape="id1" draw:start-glue-point="3" draw:end-shape="id2" draw:end-glue-point="3" svg:d="m14081 19097c-753 0-1070-3810 635-3810" svg:viewBox="0 0 1244 3811">
          <text:p/>
        </draw:connector>
        <draw:connector draw:style-name="gr5" draw:text-style-name="P1" draw:layer="layout" draw:type="curve" svg:x1="11.922cm" svg:y1="23.034cm" svg:x2="11.604cm" svg:y2="25.525cm" draw:start-shape="id3" draw:start-glue-point="3" draw:end-shape="id4" draw:end-glue-point="0" svg:d="m11922 23034c-212 0-318 830-318 2491" svg:viewBox="0 0 319 2492">
          <text:p/>
        </draw:connector>
        <draw:connector draw:style-name="gr5" draw:text-style-name="P1" draw:layer="layout" draw:type="curve" svg:x1="17.129cm" svg:y1="23.034cm" svg:x2="17.396cm" svg:y2="25.511cm" draw:start-shape="id3" draw:start-glue-point="1" draw:end-shape="id5" draw:end-glue-point="0" svg:d="m17129 23034c178 0 267 825 267 2477" svg:viewBox="0 0 268 2478">
          <text:p/>
        </draw:connector>
        <draw:connector draw:style-name="gr6" draw:text-style-name="P1" draw:layer="layout" draw:type="curve" svg:x1="13.211cm" svg:y1="2.63cm" svg:x2="14.794cm" svg:y2="3.535cm" draw:start-shape="id6" draw:start-glue-point="1" draw:end-shape="id7" draw:end-glue-point="3" svg:d="m13211 2630c1186 0 395 905 1583 905" svg:viewBox="0 0 1584 906">
          <text:p/>
        </draw:connector>
        <draw:connector draw:style-name="gr6" draw:text-style-name="P1" draw:layer="layout" draw:type="curve" svg:x1="10.544cm" svg:y1="4.218cm" svg:x2="10.588cm" svg:y2="6.804cm" draw:start-shape="id6" draw:start-glue-point="2" draw:end-shape="id8" draw:end-glue-point="0" svg:d="m10544 4218c0 1938 44 645 44 2586" svg:viewBox="0 0 45 2587">
          <text:p/>
        </draw:connector>
        <draw:connector draw:style-name="gr7" draw:text-style-name="P1" draw:layer="layout" draw:type="curve" svg:x1="7.985cm" svg:y1="8.391cm" svg:x2="6.334cm" svg:y2="8.937cm" draw:start-shape="id8" draw:start-glue-point="3" draw:end-shape="id9" draw:end-glue-point="1" svg:d="m7985 8391c-1239 0-414 546-1651 546" svg:viewBox="0 0 1652 547">
          <text:p/>
        </draw:connector>
        <draw:connector draw:style-name="gr8" draw:text-style-name="P1" draw:layer="layout" draw:type="curve" svg:x1="10.588cm" svg:y1="9.979cm" svg:x2="6.969cm" svg:y2="12.493cm" draw:start-shape="id8" draw:start-glue-point="2" draw:end-shape="id10" draw:end-glue-point="1" svg:d="m10588 9979c0 1676-1206 2514-3619 2514" svg:viewBox="0 0 3620 2515">
          <text:p/>
        </draw:connector>
        <draw:connector draw:style-name="gr9" draw:text-style-name="P1" draw:layer="layout" draw:type="curve" svg:x1="10.588cm" svg:y1="9.979cm" svg:x2="8.366cm" svg:y2="16.049cm" draw:start-shape="id8" draw:start-glue-point="2" draw:end-shape="id11" draw:end-glue-point="1" svg:d="m10588 9979c0 4047-740 6070-2222 6070" svg:viewBox="0 0 2223 6071">
          <text:p/>
        </draw:connector>
        <draw:connector draw:style-name="gr9" draw:text-style-name="P1" draw:layer="layout" draw:type="curve" svg:x1="10.588cm" svg:y1="9.979cm" svg:x2="11.922cm" svg:y2="23.034cm" draw:start-shape="id8" draw:start-glue-point="2" draw:end-shape="id3" draw:end-glue-point="3" svg:d="m10588 9979c0 8704 444 13055 1334 13055" svg:viewBox="0 0 1335 13056">
          <text:p/>
        </draw:connector>
        <draw:connector draw:style-name="gr7" draw:text-style-name="P1" draw:layer="layout" draw:type="curve" svg:x1="14.525cm" svg:y1="21.447cm" svg:x2="16.684cm" svg:y2="20.685cm" draw:start-shape="id3" draw:start-glue-point="0" draw:end-shape="id1" draw:end-glue-point="2" svg:d="m14525 21447c0-573 2159-192 2159-762" svg:viewBox="0 0 2160 763">
          <text:p/>
        </draw:connector>
        <draw:connector draw:style-name="gr9" draw:text-style-name="P1" draw:layer="layout" draw:type="curve" svg:x1="10.588cm" svg:y1="9.979cm" svg:x2="14.716cm" svg:y2="11.604cm" draw:start-shape="id8" draw:start-glue-point="2" draw:end-shape="id12" draw:end-glue-point="3" svg:d="m10588 9979c0 1084 1376 1625 4128 1625" svg:viewBox="0 0 4129 1626">
          <text:p/>
        </draw:connector>
        <draw:connector draw:style-name="gr9" draw:text-style-name="P1" draw:layer="layout" draw:type="curve" svg:x1="13.192cm" svg:y1="8.391cm" svg:x2="14.716cm" svg:y2="7.667cm" draw:start-shape="id8" draw:start-glue-point="1" draw:end-shape="id13" draw:end-glue-point="3" svg:d="m13192 8391c1141 0 380-724 1524-724" svg:viewBox="0 0 1525 725">
          <text:p/>
        </draw:connector>
        <draw:custom-shape draw:style-name="gr3" draw:text-style-name="P1" xml:id="id14" draw:id="id14" draw:layer="layout" svg:width="5.207cm" svg:height="3.175cm" svg:x="4.429cm" svg:y="18.018cm">
          <text:p text:style-name="P1">Sensors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0.588cm" svg:y1="9.979cm" svg:x2="9.636cm" svg:y2="19.605cm" draw:start-shape="id8" draw:start-glue-point="2" draw:end-shape="id14" draw:end-glue-point="1" svg:d="m10588 9979c0 6418-317 9626-952 9626" svg:viewBox="0 0 953 9627">
          <text:p/>
        </draw:connector>
        <draw:connector draw:style-name="gr4" draw:text-style-name="P1" draw:layer="layout" draw:type="curve" svg:x1="7.032cm" svg:y1="21.193cm" svg:x2="6.207cm" svg:y2="23.288cm" draw:start-shape="id14" draw:start-glue-point="2" draw:end-shape="id15" draw:end-glue-point="1" svg:d="m7032 21193c0 1397-275 2095-825 2095" svg:viewBox="0 0 826 2096">
          <text:p/>
        </draw:connector>
        <draw:connector draw:style-name="gr4" draw:text-style-name="P1" draw:layer="layout" draw:type="curve" svg:x1="7.032cm" svg:y1="21.193cm" svg:x2="6.207cm" svg:y2="27.098cm" draw:start-shape="id14" draw:start-glue-point="2" draw:end-shape="id16" draw:end-glue-point="1" svg:d="m7032 21193c0 3937-275 5905-825 5905" svg:viewBox="0 0 826 5906">
          <text:p/>
        </draw:connector>
        <draw:connector draw:style-name="gr9" draw:text-style-name="P1" draw:layer="layout" draw:type="curve" svg:x1="7.985cm" svg:y1="8.391cm" svg:x2="6.207cm" svg:y2="3.603cm" draw:start-shape="id8" draw:start-glue-point="3" draw:end-shape="id17" svg:d="m7985 8391c-1335 0-446-4788-1778-4788" svg:viewBox="0 0 1779 4789">
          <text:p/>
        </draw:connector>
      </draw:page>
      <draw:page draw:name="page2" draw:style-name="dp1" draw:master-page-name="Default">
        <draw:custom-shape draw:style-name="gr10" draw:text-style-name="P1" xml:id="id18" draw:id="id18" draw:layer="layout" svg:width="5.588cm" svg:height="3.048cm" svg:x="2.27cm" svg:y="8.112cm">
          <text:p text:style-name="P1">Atmega328p</text:p>
          <draw:enhanced-geometry svg:viewBox="0 0 21600 21600" draw:type="rectangle" draw:enhanced-path="M 0 0 L 21600 0 21600 21600 0 21600 0 0 Z N"/>
        </draw:custom-shape>
        <draw:custom-shape draw:style-name="gr10" draw:text-style-name="P1" xml:id="id22" draw:id="id22" draw:layer="layout" svg:width="5.588cm" svg:height="3.048cm" svg:x="11.668cm" svg:y="13.827cm">
          <text:p text:style-name="P1">Attiny84A</text:p>
          <draw:enhanced-geometry svg:viewBox="0 0 21600 21600" draw:type="rectangle" draw:enhanced-path="M 0 0 L 21600 0 21600 21600 0 21600 0 0 Z N"/>
        </draw:custom-shape>
        <draw:custom-shape draw:style-name="gr10" draw:text-style-name="P1" xml:id="id20" draw:id="id20" draw:layer="layout" svg:width="5.588cm" svg:height="3.048cm" svg:x="2.27cm" svg:y="13.827cm">
          <text:p text:style-name="P1">Attiny84A</text:p>
          <draw:enhanced-geometry svg:viewBox="0 0 21600 21600" draw:type="rectangle" draw:enhanced-path="M 0 0 L 21600 0 21600 21600 0 21600 0 0 Z N"/>
        </draw:custom-shape>
        <draw:custom-shape draw:style-name="gr11" draw:text-style-name="P1" xml:id="id21" draw:id="id21" draw:layer="layout" svg:width="5.588cm" svg:height="3.175cm" svg:x="2.397cm" svg:y="19.796cm">
          <text:p text:style-name="P1">Encoders</text:p>
          <draw:enhanced-geometry svg:viewBox="0 0 21600 21600" draw:type="rectangle" draw:enhanced-path="M 0 0 L 21600 0 21600 21600 0 21600 0 0 Z N"/>
        </draw:custom-shape>
        <draw:custom-shape draw:style-name="gr11" draw:text-style-name="P1" xml:id="id23" draw:id="id23" draw:layer="layout" svg:width="5.588cm" svg:height="3.175cm" svg:x="11.668cm" svg:y="19.796cm">
          <text:p text:style-name="P1">Servos</text:p>
          <draw:enhanced-geometry svg:viewBox="0 0 21600 21600" draw:type="rectangle" draw:enhanced-path="M 0 0 L 21600 0 21600 21600 0 21600 0 0 Z N"/>
        </draw:custom-shape>
        <draw:custom-shape draw:style-name="gr11" draw:text-style-name="P1" xml:id="id19" draw:id="id19" draw:layer="layout" svg:width="5.588cm" svg:height="3.175cm" svg:x="11.822cm" svg:y="7.985cm">
          <text:p text:style-name="P1">Motor</text:p>
          <text:p text:style-name="P1">Driver / CS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curve" svg:x1="7.858cm" svg:y1="9.636cm" svg:x2="11.822cm" svg:y2="9.572cm" draw:start-shape="id18" draw:start-glue-point="1" draw:end-shape="id19" draw:end-glue-point="3" svg:d="m7858 9636c2973 0 991-64 3964-64" svg:viewBox="0 0 3965 65">
          <text:p/>
        </draw:connector>
        <draw:connector draw:style-name="gr12" draw:text-style-name="P1" draw:layer="layout" draw:type="curve" svg:x1="5.064cm" svg:y1="16.875cm" svg:x2="5.191cm" svg:y2="19.796cm" draw:start-shape="id20" draw:start-glue-point="2" draw:end-shape="id21" draw:end-glue-point="0" svg:d="m5064 16875c0 2190 127 730 127 2921" svg:viewBox="0 0 128 2922">
          <text:p/>
        </draw:connector>
        <draw:connector draw:style-name="gr12" draw:text-style-name="P1" draw:layer="layout" draw:type="curve" svg:x1="14.462cm" svg:y1="16.875cm" svg:x2="14.462cm" svg:y2="19.796cm" draw:start-shape="id22" draw:start-glue-point="2" draw:end-shape="id23" draw:end-glue-point="0" svg:d="m14462 16875v2921" svg:viewBox="0 0 1 2922">
          <text:p/>
        </draw:connector>
        <draw:connector draw:style-name="gr13" draw:text-style-name="P1" draw:layer="layout" draw:type="curve" svg:x1="5.064cm" svg:y1="11.16cm" svg:x2="5.064cm" svg:y2="13.827cm" draw:start-shape="id18" draw:start-glue-point="2" draw:end-shape="id20" draw:end-glue-point="0" svg:d="m5064 11160v2667" svg:viewBox="0 0 1 2668">
          <text:p/>
        </draw:connector>
        <draw:connector draw:style-name="gr13" draw:text-style-name="P1" draw:layer="layout" draw:type="curve" svg:x1="5.064cm" svg:y1="11.16cm" svg:x2="14.462cm" svg:y2="13.827cm" draw:start-shape="id18" draw:start-glue-point="2" draw:end-shape="id22" draw:end-glue-point="0" svg:d="m5064 11160c0 2001 9398 668 9398 2667" svg:viewBox="0 0 9399 2668">
          <text:p/>
        </draw:connector>
        <draw:connector draw:style-name="gr14" draw:text-style-name="P1" draw:layer="layout" draw:type="curve" svg:x1="5.096cm" svg:y1="3.169cm" svg:x2="5.064cm" svg:y2="8.112cm" draw:end-shape="id18" draw:end-glue-point="0" svg:d="m5096 3169c0 3331-32 860-32 4943" svg:viewBox="0 0 33 4944">
          <text:p/>
        </draw:connector>
        <draw:frame draw:style-name="gr15" draw:layer="layout" svg:width="2.032cm" svg:height="1.038cm" svg:x="5.445cm" svg:y="12.43cm">
          <draw:text-box>
            <text:p>SPI</text:p>
          </draw:text-box>
        </draw:frame>
        <draw:frame draw:style-name="gr16" draw:layer="layout" svg:width="2.286cm" svg:height="1.266cm" svg:x="8.747cm" svg:y="8.239cm">
          <draw:text-box>
            <text:p>S/D</text:p>
          </draw:text-box>
        </draw:frame>
        <draw:frame draw:style-name="gr17" draw:layer="layout" svg:width="2.286cm" svg:height="1.393cm" svg:x="5.953cm" svg:y="18.018cm">
          <draw:text-box>
            <text:p>S/D</text:p>
          </draw:text-box>
        </draw:frame>
        <draw:frame draw:style-name="gr18" draw:layer="layout" svg:width="2.54cm" svg:height="1.647cm" svg:x="15.224cm" svg:y="17.891cm">
          <draw:text-box>
            <text:p>PWM</text:p>
          </draw:text-box>
        </draw:frame>
        <draw:frame draw:style-name="gr18" draw:layer="layout" svg:width="2.413cm" svg:height="1.647cm" svg:x="5.445cm" svg:y="4.683cm">
          <draw:text-box>
            <text:p>I2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17T14:32:28</meta:creation-date>
    <meta:generator>LibreOffice/3.6$Linux_X86_64 LibreOffice_project/360m1$Build-2</meta:generator>
    <dc:date>2013-02-17T16:46:20</dc:date>
    <meta:editing-duration>PT1H34M12S</meta:editing-duration>
    <meta:editing-cycles>2</meta:editing-cycles>
    <meta:document-statistic meta:object-count="50"/>
  </office:meta>
</office:document-meta>
</file>